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3465a4" draw:textarea-horizontal-align="justify" draw:textarea-vertical-align="top" draw:auto-grow-height="false" fo:min-height="40.896cm" fo:min-width="14.64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729fcf" draw:textarea-horizontal-align="justify" draw:textarea-vertical-align="top" draw:auto-grow-height="false" fo:min-height="39.244cm" fo:min-width="13.74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50938a" draw:textarea-horizontal-align="justify" draw:textarea-vertical-align="top" draw:auto-grow-height="false" fo:min-height="12.444cm" fo:min-width="9.04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972f" draw:textarea-horizontal-align="justify" draw:textarea-vertical-align="top" draw:auto-grow-height="false" fo:min-height="9.144cm" fo:min-width="7.99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top" draw:auto-grow-height="false" fo:min-height="5.644cm" fo:min-width="2.89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50938a" draw:textarea-horizontal-align="justify" draw:textarea-vertical-align="top" draw:auto-grow-height="false" fo:min-height="22.694cm" fo:min-width="12.89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972f" draw:textarea-horizontal-align="justify" draw:textarea-vertical-align="top" draw:auto-grow-height="false" fo:min-height="9.144cm" fo:min-width="11.89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3465a4"/>
      <style:paragraph-properties fo:text-align="start"/>
    </style:style>
    <style:style style:name="P3" style:family="paragraph">
      <loext:graphic-properties draw:fill-color="#729fcf"/>
      <style:paragraph-properties fo:text-align="start"/>
    </style:style>
    <style:style style:name="P4" style:family="paragraph">
      <loext:graphic-properties draw:fill-color="#50938a"/>
      <style:paragraph-properties fo:text-align="start"/>
    </style:style>
    <style:style style:name="P5" style:family="paragraph">
      <loext:graphic-properties draw:fill-color="#ff972f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margin-top="0.2cm" fo:margin-bottom="0cm" fo:text-align="center"/>
    </style:style>
    <style:style style:name="P8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15.25cm" svg:height="41.25cm" svg:x="2cm" svg:y="1.75cm">
            <text:p text:style-name="P1">MMM-ValuesByNotific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4.35cm" svg:height="39.6cm" svg:x="2.4cm" svg:y="2.9cm">
            <text:p text:style-name="P1">Groups</text:p>
            <text:p text:style-name="P1"/>
            <text:p text:style-name="P1">Titles and/or Icons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9.65cm" svg:height="12.8cm" svg:x="4.85cm" svg:y="29.3cm">
              <text:p text:style-name="P1">Group</text:p>
              <text:p text:style-name="P1"/>
              <text:p text:style-name="P1">Titles and/or Icon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5" draw:layer="layout" svg:width="8.6cm" svg:height="9.5cm" svg:x="5.4cm" svg:y="32.25cm">
              <text:p text:style-name="P1">Item</text:p>
              <text:p text:style-name="P1"/>
              <text:p text:style-name="P1">Titles and/or Icon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8" draw:layer="layout" svg:width="3.5cm" svg:height="6cm" svg:x="5.9cm" svg:y="35.25cm">
              <text:p text:style-name="P6">Value</text:p>
              <text:p text:style-name="P6"/>
              <text:p text:style-name="P7">Titles Icons</text:p>
              <text:p text:style-name="P7">Value</text:p>
              <text:p text:style-name="P7">Un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8" draw:layer="layout" svg:width="3.5cm" svg:height="6cm" svg:x="9.9cm" svg:y="35.25cm">
              <text:p text:style-name="P6">Value</text:p>
              <text:p text:style-name="P6"/>
              <text:p text:style-name="P7">Titles Icons</text:p>
              <text:p text:style-name="P7">Value</text:p>
              <text:p text:style-name="P7">Uni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4" draw:layer="layout" svg:width="13.5cm" svg:height="23.05cm" svg:x="2.85cm" svg:y="5.7cm">
              <text:p text:style-name="P1">Group</text:p>
              <text:p text:style-name="P1"/>
              <text:p text:style-name="P1">Titles and/or Icon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7" draw:text-style-name="P5" draw:layer="layout" svg:width="12.5cm" svg:height="9.5cm" svg:x="3.4cm" svg:y="8.65cm">
                <text:p text:style-name="P1">Item</text:p>
                <text:p text:style-name="P1"/>
                <text:p text:style-name="P1">Titles and/or Icon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8" draw:layer="layout" svg:width="3.5cm" svg:height="6cm" svg:x="3.9cm" svg:y="11.65cm">
                <text:p text:style-name="P6">Value</text:p>
                <text:p text:style-name="P6"/>
                <text:p text:style-name="P7">Titles Icons</text:p>
                <text:p text:style-name="P7">Value</text:p>
                <text:p text:style-name="P7">Uni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8" draw:layer="layout" svg:width="3.5cm" svg:height="6cm" svg:x="7.9cm" svg:y="11.65cm">
                <text:p text:style-name="P6">Value</text:p>
                <text:p text:style-name="P6"/>
                <text:p text:style-name="P7">Titles Icons</text:p>
                <text:p text:style-name="P7">Value</text:p>
                <text:p text:style-name="P7">Uni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8" draw:layer="layout" svg:width="3.5cm" svg:height="6cm" svg:x="11.9cm" svg:y="11.65cm">
                <text:p text:style-name="P6">Value</text:p>
                <text:p text:style-name="P6"/>
                <text:p text:style-name="P7">Titles Icons</text:p>
                <text:p text:style-name="P7">Value</text:p>
                <text:p text:style-name="P7">Unit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" draw:text-style-name="P5" draw:layer="layout" svg:width="8.6cm" svg:height="9.5cm" svg:x="5.4cm" svg:y="18.75cm">
                <text:p text:style-name="P1">Item</text:p>
                <text:p text:style-name="P1"/>
                <text:p text:style-name="P1">Titles and/or Icon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8" draw:layer="layout" svg:width="3.5cm" svg:height="6cm" svg:x="5.9cm" svg:y="21.75cm">
                <text:p text:style-name="P6">Value</text:p>
                <text:p text:style-name="P6"/>
                <text:p text:style-name="P7">Titles Icons</text:p>
                <text:p text:style-name="P7">Value</text:p>
                <text:p text:style-name="P7">Uni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8" draw:layer="layout" svg:width="3.5cm" svg:height="6cm" svg:x="9.9cm" svg:y="21.75cm">
                <text:p text:style-name="P6">Value</text:p>
                <text:p text:style-name="P6"/>
                <text:p text:style-name="P7">Titles Icons</text:p>
                <text:p text:style-name="P7">Value</text:p>
                <text:p text:style-name="P7">Unit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15:06:16.640285346</meta:creation-date>
    <dc:date>2022-10-03T15:34:07.595020361</dc:date>
    <meta:editing-duration>PT5M46S</meta:editing-duration>
    <meta:editing-cycles>3</meta:editing-cycles>
    <meta:generator>LibreOffice/7.3.6.2$Linux_X86_64 LibreOffice_project/30$Build-2</meta:generator>
    <meta:document-statistic meta:object-count="19"/>
  </office:meta>
</office:document-meta>
</file>